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ato Light" fo:font-size="9pt" fo:font-weight="normal" officeooo:rsid="01d21c93" officeooo:paragraph-rsid="0012e2c5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Lato Light" fo:font-size="9pt" fo:font-weight="normal" officeooo:rsid="01cf52de" officeooo:paragraph-rsid="0012e2c5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ato Light" fo:font-size="9pt" fo:font-weight="bold" officeooo:rsid="018d10dc" officeooo:paragraph-rsid="0012e2c5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 Light" fo:font-size="9pt" fo:font-weight="bold" officeooo:rsid="01d21c93" officeooo:paragraph-rsid="0012e2c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189b456" officeooo:paragraph-rsid="0012e2c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21babab" officeooo:paragraph-rsid="0012e2c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18d10dc" officeooo:paragraph-rsid="0012e2c5" style:font-weight-asian="normal" style:font-weight-complex="normal"/>
    </style:style>
    <style:style style:name="P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fo:font-weight="normal" officeooo:rsid="01b7afbd" officeooo:paragraph-rsid="0012e2c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19e913b" officeooo:paragraph-rsid="0012e2c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191fcbf" officeooo:paragraph-rsid="0012e2c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1cf52de" officeooo:paragraph-rsid="0012e2c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tyle="italic" fo:font-weight="normal" officeooo:rsid="01a4b64d" officeooo:paragraph-rsid="0012e2c5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weight="bold" officeooo:rsid="01a4b64d" officeooo:paragraph-rsid="0012e2c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fo:font-weight="bold" officeooo:rsid="01a91c2a" officeooo:paragraph-rsid="0012e2c5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1d39cc7" officeooo:paragraph-rsid="0012e2c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1db527b" officeooo:paragraph-rsid="0012e2c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1d21c93" officeooo:paragraph-rsid="0012e2c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1ffa4d4" officeooo:paragraph-rsid="0012e2c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189b456" officeooo:paragraph-rsid="0012e2c5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18d10dc" officeooo:paragraph-rsid="0012e2c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21409a" fo:font-weight="bold" officeooo:rsid="0189b456" officeooo:paragraph-rsid="0012e2c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fo:font-weight="normal" officeooo:rsid="018d10dc" officeooo:paragraph-rsid="0012e2c5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normal" officeooo:rsid="0199d691" officeooo:paragraph-rsid="0012e2c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1a78d2e" officeooo:paragraph-rsid="0012e2c5" style:font-weight-asian="normal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2e2c5"/>
    </style:style>
    <style:style style:name="P2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1c364f9" officeooo:paragraph-rsid="0012e2c5"/>
    </style:style>
    <style:style style:name="P2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18d10dc" officeooo:paragraph-rsid="0012e2c5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fo:font-weight="bold" officeooo:rsid="018d10dc" officeooo:paragraph-rsid="0012e2c5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2.701cm" fo:margin-right="0cm" fo:text-align="justify" style:justify-single-word="false" fo:text-indent="0cm" style:auto-text-indent="false" fo:background-color="transparent"/>
      <style:text-properties fo:color="#000000" fo:font-weight="normal" officeooo:rsid="018d10dc" officeooo:paragraph-rsid="0012e2c5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2.701cm" fo:margin-right="0cm" fo:text-align="justify" style:justify-single-word="false" fo:text-indent="0cm" style:auto-text-indent="false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2.701cm" fo:margin-right="0cm" fo:text-align="justify" style:justify-single-word="false" fo:text-indent="0cm" style:auto-text-indent="false" fo:background-color="transparent"/>
      <style:text-properties fo:color="#000000" fo:font-weight="normal" officeooo:rsid="019f20f3" officeooo:paragraph-rsid="0012e2c5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2.701cm" fo:margin-right="0cm" fo:text-align="justify" style:justify-single-word="false" fo:text-indent="0cm" style:auto-text-indent="false" fo:background-color="transparent"/>
      <style:text-properties fo:color="#000000" fo:font-weight="bold" officeooo:rsid="019e913b" officeooo:paragraph-rsid="0012e2c5" style:font-weight-asian="bold" style:font-weight-complex="bold"/>
    </style:style>
    <style:style style:name="P34" style:family="paragraph" style:parent-style-name="Standard" style:master-page-name="">
      <loext:graphic-properties draw:fill="none"/>
      <style:paragraph-properties fo:margin-left="2.701cm" fo:margin-right="0cm" fo:text-align="justify" style:justify-single-word="false" fo:text-indent="0cm" style:auto-text-indent="false" style:page-number="auto" fo:background-color="transparent"/>
      <style:text-properties fo:color="#000000" fo:font-weight="normal" officeooo:rsid="018d10dc" officeooo:paragraph-rsid="0012e2c5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000000" fo:font-weight="normal" officeooo:rsid="0214f5e9" officeooo:paragraph-rsid="0012e2c5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fo:font-weight="normal" officeooo:rsid="019e913b" officeooo:paragraph-rsid="0012e2c5" style:font-weight-asian="normal" style:font-weight-complex="normal"/>
    </style:style>
    <style:style style:name="P40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9de0d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19de0d8" style:font-style-asian="italic" style:font-style-complex="italic"/>
    </style:style>
    <style:style style:name="T5" style:family="text">
      <style:text-properties fo:font-style="italic" officeooo:rsid="01b7e127" style:font-style-asian="italic" style:font-style-complex="italic"/>
    </style:style>
    <style:style style:name="T6" style:family="text">
      <style:text-properties fo:font-style="italic" officeooo:rsid="01b9be5a" style:font-style-asian="italic" style:font-style-complex="italic"/>
    </style:style>
    <style:style style:name="T7" style:family="text">
      <style:text-properties fo:font-style="italic" officeooo:rsid="019a8c84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1b7e12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b9be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9a8c84" style:font-style-asian="italic" style:font-weight-asian="normal" style:font-style-complex="italic" style:font-weight-complex="normal"/>
    </style:style>
    <style:style style:name="T12" style:family="text">
      <style:text-properties officeooo:rsid="018b6f36"/>
    </style:style>
    <style:style style:name="T13" style:family="text">
      <style:text-properties officeooo:rsid="01ad1339"/>
    </style:style>
    <style:style style:name="T14" style:family="text">
      <style:text-properties officeooo:rsid="021d6690"/>
    </style:style>
    <style:style style:name="T15" style:family="text">
      <style:text-properties officeooo:rsid="019e913b"/>
    </style:style>
    <style:style style:name="T16" style:family="text">
      <style:text-properties officeooo:rsid="019a8c8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9a8c84" style:font-weight-asian="normal" style:font-weight-complex="normal"/>
    </style:style>
    <style:style style:name="T19" style:family="text">
      <style:text-properties fo:font-weight="normal" officeooo:rsid="019c2071" style:font-weight-asian="normal" style:font-weight-complex="normal"/>
    </style:style>
    <style:style style:name="T20" style:family="text">
      <style:text-properties fo:font-weight="normal" officeooo:rsid="019018e8" style:font-weight-asian="normal" style:font-weight-complex="normal"/>
    </style:style>
    <style:style style:name="T21" style:family="text">
      <style:text-properties fo:font-weight="normal" officeooo:rsid="01a78d2e" style:font-weight-asian="normal" style:font-weight-complex="normal"/>
    </style:style>
    <style:style style:name="T22" style:family="text">
      <style:text-properties fo:font-weight="normal" officeooo:rsid="0191fcbf" style:font-weight-asian="normal" style:font-weight-complex="normal"/>
    </style:style>
    <style:style style:name="T23" style:family="text">
      <style:text-properties fo:font-weight="normal" officeooo:rsid="01cf00f7" style:font-weight-asian="normal" style:font-weight-complex="normal"/>
    </style:style>
    <style:style style:name="T24" style:family="text">
      <style:text-properties fo:font-weight="normal" officeooo:rsid="01cf52de" style:font-weight-asian="normal" style:font-weight-complex="normal"/>
    </style:style>
    <style:style style:name="T25" style:family="text">
      <style:text-properties fo:font-weight="normal" officeooo:rsid="01d325d1" style:font-weight-asian="normal" style:font-weight-complex="normal"/>
    </style:style>
    <style:style style:name="T26" style:family="text">
      <style:text-properties fo:font-weight="normal" officeooo:rsid="0216fb8a" style:font-weight-asian="normal" style:font-weight-complex="normal"/>
    </style:style>
    <style:style style:name="T27" style:family="text">
      <style:text-properties fo:font-weight="normal" officeooo:rsid="01d39cc7" style:font-weight-asian="normal" style:font-weight-complex="normal"/>
    </style:style>
    <style:style style:name="T28" style:family="text">
      <style:text-properties fo:font-weight="normal" officeooo:rsid="02181872" style:font-weight-asian="normal" style:font-weight-complex="normal"/>
    </style:style>
    <style:style style:name="T29" style:family="text">
      <style:text-properties fo:font-weight="normal" officeooo:rsid="01cfe353" style:font-weight-asian="normal" style:font-weight-complex="normal"/>
    </style:style>
    <style:style style:name="T30" style:family="text">
      <style:text-properties fo:font-weight="normal" officeooo:rsid="01d21c93" style:font-weight-asian="normal" style:font-weight-complex="normal"/>
    </style:style>
    <style:style style:name="T31" style:family="text">
      <style:text-properties fo:font-weight="normal" officeooo:rsid="01db527b" style:font-weight-asian="normal" style:font-weight-complex="normal"/>
    </style:style>
    <style:style style:name="T32" style:family="text">
      <style:text-properties officeooo:rsid="01a78d2e"/>
    </style:style>
    <style:style style:name="T33" style:family="text">
      <style:text-properties officeooo:rsid="019c2071"/>
    </style:style>
    <style:style style:name="T34" style:family="text">
      <style:text-properties officeooo:rsid="0191fcb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191fcbf" style:font-weight-asian="bold" style:font-weight-complex="bold"/>
    </style:style>
    <style:style style:name="T37" style:family="text">
      <style:text-properties fo:font-weight="bold" officeooo:rsid="019e913b" style:font-weight-asian="bold" style:font-weight-complex="bold"/>
    </style:style>
    <style:style style:name="T38" style:family="text">
      <style:text-properties fo:font-weight="bold" officeooo:rsid="01b26cb4" style:font-weight-asian="bold" style:font-weight-complex="bold"/>
    </style:style>
    <style:style style:name="T39" style:family="text">
      <style:text-properties fo:font-weight="bold" officeooo:rsid="01a4b64d" style:font-weight-asian="bold" style:font-weight-complex="bold"/>
    </style:style>
    <style:style style:name="T40" style:family="text">
      <style:text-properties fo:font-weight="bold" officeooo:rsid="020e469f" style:font-weight-asian="bold" style:font-weight-complex="bold"/>
    </style:style>
    <style:style style:name="T41" style:family="text">
      <style:text-properties fo:font-weight="bold" officeooo:rsid="01a78d2e" style:font-weight-asian="bold" style:font-weight-complex="bold"/>
    </style:style>
    <style:style style:name="T42" style:family="text">
      <style:text-properties fo:font-weight="bold" officeooo:rsid="01ab47fe" style:font-weight-asian="bold" style:font-weight-complex="bold"/>
    </style:style>
    <style:style style:name="T43" style:family="text">
      <style:text-properties fo:color="#21409a"/>
    </style:style>
    <style:style style:name="T44" style:family="text">
      <style:text-properties fo:color="#21409a" fo:font-weight="bold" officeooo:rsid="0191fcbf" style:font-weight-asian="bold" style:font-weight-complex="bold"/>
    </style:style>
    <style:style style:name="T45" style:family="text">
      <style:text-properties fo:color="#21409a" fo:font-weight="bold" officeooo:rsid="01ab47fe" style:font-weight-asian="bold" style:font-weight-complex="bold"/>
    </style:style>
    <style:style style:name="T46" style:family="text">
      <style:text-properties fo:color="#21409a" style:font-name="Liberation Serif" fo:font-size="12pt" fo:font-weight="bold" officeooo:rsid="01cbd01e" style:font-size-asian="12pt" style:font-weight-asian="bold" style:font-size-complex="12pt" style:font-weight-complex="bold"/>
    </style:style>
    <style:style style:name="T47" style:family="text">
      <style:text-properties officeooo:rsid="019f20f3"/>
    </style:style>
    <style:style style:name="T48" style:family="text">
      <style:text-properties officeooo:rsid="01b26cb4"/>
    </style:style>
    <style:style style:name="T49" style:family="text">
      <style:text-properties fo:color="#000000" fo:font-weight="normal" style:font-weight-asian="normal" style:font-weight-complex="normal"/>
    </style:style>
    <style:style style:name="T50" style:family="text">
      <style:text-properties fo:color="#000000" fo:font-weight="normal" officeooo:rsid="01b543d6" style:font-weight-asian="normal" style:font-weight-complex="normal"/>
    </style:style>
    <style:style style:name="T51" style:family="text">
      <style:text-properties fo:color="#000000" fo:font-weight="normal" officeooo:rsid="01b26cb4" style:font-weight-asian="normal" style:font-weight-complex="normal"/>
    </style:style>
    <style:style style:name="T52" style:family="text">
      <style:text-properties fo:color="#000000" fo:font-weight="normal" officeooo:rsid="01b7afbd" style:font-weight-asian="normal" style:font-weight-complex="normal"/>
    </style:style>
    <style:style style:name="T53" style:family="text">
      <style:text-properties fo:color="#000000" fo:font-weight="normal" officeooo:rsid="0191fcbf" style:font-weight-asian="normal" style:font-weight-complex="normal"/>
    </style:style>
    <style:style style:name="T54" style:family="text">
      <style:text-properties fo:color="#000000" fo:font-weight="normal" officeooo:rsid="01b665ea" style:font-weight-asian="normal" style:font-weight-complex="normal"/>
    </style:style>
    <style:style style:name="T55" style:family="text">
      <style:text-properties fo:color="#000000" fo:font-weight="normal" officeooo:rsid="01ab47fe" style:font-weight-asian="normal" style:font-weight-complex="normal"/>
    </style:style>
    <style:style style:name="T56" style:family="text">
      <style:text-properties officeooo:rsid="01a4b64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1a900bf" style:font-style-asian="normal" style:font-style-complex="normal"/>
    </style:style>
    <style:style style:name="T59" style:family="text">
      <style:text-properties fo:font-style="normal" officeooo:rsid="01a91c2a" style:font-style-asian="normal" style:font-style-complex="normal"/>
    </style:style>
    <style:style style:name="T60" style:family="text">
      <style:text-properties officeooo:rsid="020f0498"/>
    </style:style>
    <style:style style:name="T61" style:family="text">
      <style:text-properties officeooo:rsid="01a900bf"/>
    </style:style>
    <style:style style:name="T62" style:family="text">
      <style:text-properties officeooo:rsid="01ab47fe"/>
    </style:style>
    <style:style style:name="T63" style:family="text">
      <style:text-properties officeooo:rsid="01cbd01e"/>
    </style:style>
    <style:style style:name="T64" style:family="text">
      <style:text-properties style:font-name="Liberation Serif" fo:font-size="12pt" officeooo:rsid="01cbd01e" style:font-size-asian="12pt" style:font-size-complex="12pt"/>
    </style:style>
    <style:style style:name="T65" style:family="text">
      <style:text-properties style:font-name="Liberation Serif" fo:font-size="12pt" officeooo:rsid="01d7e211" style:font-size-asian="12pt" style:font-size-complex="12pt"/>
    </style:style>
    <style:style style:name="T66" style:family="text">
      <style:text-properties style:font-name="Lato Light" fo:font-size="9pt" style:font-size-asian="9pt" style:font-size-complex="9pt"/>
    </style:style>
    <style:style style:name="T67" style:family="text">
      <style:text-properties style:font-name="Lato Light" fo:font-size="9pt" officeooo:rsid="01cf52de" style:font-size-asian="9pt" style:font-size-complex="9pt"/>
    </style:style>
    <style:style style:name="T68" style:family="text">
      <style:text-properties style:font-name="Lato Light" fo:font-size="9pt" fo:font-style="normal" officeooo:rsid="01a900bf" style:font-size-asian="9pt" style:font-style-asian="normal" style:font-size-complex="9pt" style:font-style-complex="normal"/>
    </style:style>
    <style:style style:name="T69" style:family="text">
      <style:text-properties style:font-name="Lato Light" fo:font-size="9pt" fo:font-style="normal" officeooo:rsid="01a91c2a" style:font-size-asian="9pt" style:font-style-asian="normal" style:font-size-complex="9pt" style:font-style-complex="normal"/>
    </style:style>
    <style:style style:name="T70" style:family="text">
      <style:text-properties officeooo:rsid="01cf52de"/>
    </style:style>
    <style:style style:name="T71" style:family="text">
      <style:text-properties officeooo:rsid="01db52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ACQUISITION SYSTEM - TRB3 (GSI) based</text:span></text:p>
      <text:p text:style-name="P21"/>
      <text:p text:style-name="P21"><text:span text:style-name="T2">QUICK START USER GUIDE (no GUI, </text:span><text:span text:style-name="T4">manual</text:span><text:span text:style-name="T2"> acq.)</text:span></text:p>
      <text:p text:style-name="P21"/>
      <text:p text:style-name="P5">In a nutshell, the<text:span text:style-name="T2">re are</text:span> <text:span text:style-name="T12">two</text:span> essencial <text:span text:style-name="T13">scripts and one config file (.xml) to have the acquisition system running. The steps below assume that the trb3 software is installed in a Odroid-C2 mini-PC and that the acquired files will be saved in a desktop PC (or external disk connected to it).</text:span></text:p>
      <text:p text:style-name="P5"/>
      <text:p text:style-name="P6"><text:span text:style-name="T14">Note that t</text:span>he steps below are for manual launching of the acquisition scripts (not using any GUI).</text:p>
      <text:p text:style-name="P6"/>
      <text:p text:style-name="P19"/>
      <text:p text:style-name="P20">1. <text:span text:style-name="T15">On the </text:span>Odroid-<text:span text:style-name="T16">C2 – TRB3 controller machine </text:span></text:p>
      <text:p text:style-name="P20"/>
      <text:p text:style-name="P27"><text:span text:style-name="T5">Static IP address</text:span><text:span text:style-name="T9">: 10.0.0.1 </text:span><text:span text:style-name="T10">and running a </text:span><text:span text:style-name="T6">DHCP server</text:span><text:span text:style-name="T10"> (assigning IPs to the machines connected to the same LAN throught a switch)</text:span></text:p>
      <text:p text:style-name="P22"><text:tab/></text:p>
      <text:p text:style-name="P20"><text:span text:style-name="T11"><text:tab/></text:span><text:span text:style-name="T7">U</text:span><text:span text:style-name="T3">ser</text:span><text:span text:style-name="T8">: odroid, </text:span><text:span text:style-name="T7">P</text:span><text:span text:style-name="T3">ass</text:span><text:span text:style-name="T8">: odroid<text:tab/></text:span></text:p>
      <text:p text:style-name="P23"><text:tab/>[if desktop environment for some reason does not launch automatically, start it: $startx]</text:p>
      <text:p text:style-name="P22"/>
      <text:p text:style-name="P22"/>
      <text:p text:style-name="P20"><text:tab/><text:span text:style-name="T15">1.1</text:span><text:span text:style-name="T17"> </text:span><text:span text:style-name="T18">Access </text:span><text:span text:style-name="T32">script</text:span> directory:</text:p>
      <text:p text:style-name="P20"><text:tab/><text:tab/><text:span text:style-name="T33">$ </text:span><text:span text:style-name="T19">cd </text:span><text:span text:style-name="T17">/</text:span><text:span text:style-name="T20">home/odroid/trbsoft/userscripts/trb49</text:span></text:p>
      <text:p text:style-name="P20"/>
      <text:p text:style-name="P20"><text:tab/><text:span text:style-name="T15">1.2 Startup </text:span><text:span text:style-name="T18">TRB3 and initialize ADC AddOns (configure FPGAs) </text:span><text:span text:style-name="T21">by running the script:</text:span></text:p>
      <text:p text:style-name="P24"/>
      <text:p text:style-name="P7"><text:span text:style-name="T34"><text:tab/><text:tab/></text:span><text:span text:style-name="T36">$</text:span><text:span text:style-name="T44">./startup_TRB49.sh</text:span></text:p>
      <text:p text:style-name="P7"/>
      <text:p text:style-name="P7"><text:tab/><text:tab/>→<text:span text:style-name="T15"> wait until cts_gui_monitor appears (pink GUI window)</text:span></text:p>
      <text:p text:style-name="P7"/>
      <text:p text:style-name="P7"><text:span text:style-name="T37"><text:tab/>1.3 </text:span><text:span text:style-name="T15">Open chromium </text:span><text:span text:style-name="T37">web browser</text:span><text:span text:style-name="T15"> and access to the Central Trigger System (</text:span><text:span text:style-name="T37">CTS</text:span><text:span text:style-name="T15">):</text:span></text:p>
      <text:p text:style-name="P7"><text:tab/></text:p>
      <text:p text:style-name="P34"><text:span text:style-name="T15">1) </text:span><text:span text:style-name="T37">localhost:1234/cts/cts.htm</text:span></text:p>
      <text:p text:style-name="P30"/>
      <text:p text:style-name="P30">- <text:span text:style-name="T47">Here one can switch on and off the acquisition channels (#9 and #10) to start and stop acquisitions.</text:span></text:p>
      <text:p text:style-name="P30"/>
      <text:p text:style-name="P30"><text:span text:style-name="T48">Note that the </text:span><text:span text:style-name="T38">acquisition is only</text:span><text:span text:style-name="T48"> possible if:</text:span></text:p>
      <text:p text:style-name="P30"/>
      <text:list xml:id="list287430086" text:style-name="L1">
        <text:list-item>
          <text:p text:style-name="P25"><text:span text:style-name="T50">T</text:span><text:span text:style-name="T51">he IP address of the destiny machine (where the .HLD files are saved) is defined in the file ‘register_configgbe_ip.db’ - explained somewhere </text:span><text:span text:style-name="T52">else. The script </text:span><text:span text:style-name="T50"><text:s/>‘</text:span><text:span text:style-name="T53">startup_TRB49.sh’ </text:span><text:span text:style-name="T54">(step 1.2) </text:span><text:span text:style-name="T52">uses <text:s/>this information in the configuration of the acquisition.</text:span></text:p>
          <text:p text:style-name="P8"/>
        </text:list-item>
        <text:list-item>
          <text:p text:style-name="P26"><text:span text:style-name="T52">I</text:span><text:span text:style-name="T49">f in the destiny machine, the script </text:span><text:span text:style-name="T55">startDABCnoSleep.sh </text:span><text:span text:style-name="T49">is already executed (see step 2.2) </text:span></text:p>
        </text:list-item>
      </text:list>
      <text:p text:style-name="P30"/>
      <text:p text:style-name="P31">2) <text:span text:style-name="T35">localhost:1234/addons/adc.pl?BufferConfig</text:span></text:p>
      <text:p text:style-name="P33"/>
      <text:p text:style-name="P31">- <text:span text:style-name="T47">Here one can set some parameters on the ADCs AddOns.</text:span></text:p>
      <text:p text:style-name="P32"><text:s text:c="3"/></text:p>
      <text:p text:style-name="P32">Some parameters:</text:p>
      <text:p text:style-name="P31"/>
      <text:p text:style-name="P32">- Number of samples (e.g. 30)</text:p>
      <text:p text:style-name="P32">- Thresholds of the acquisition channels (e.g. For the LYSO crystal to have equal trigger rates in both channels: ch#9: 80 and ch#10 220; for GAGG crystal: ch#9: 80 and ch#10: 160)</text:p>
      <text:p text:style-name="P9"><text:soft-page-break/><text:span text:style-name="T35">2. </text:span><text:span text:style-name="T39">On the “D</text:span><text:span text:style-name="T40">e</text:span><text:span text:style-name="T39">st</text:span><text:span text:style-name="T40">i</text:span><text:span text:style-name="T39">ny Machine”</text:span><text:span text:style-name="T56"> (e.g. Laptop or Desktop) → Where the .HLD files will be saved</text:span></text:p>
      <text:p text:style-name="P9"/>
      <text:p text:style-name="P9"><text:tab/><text:span text:style-name="T56">In the B16 Linux Mate 18.04, delta PC</text:span></text:p>
      <text:p text:style-name="P12"><text:tab/>User: <text:span text:style-name="T57">daq</text:span> <text:s/><text:span text:style-name="T60">| <text:s text:c="2"/></text:span>Pass: *****</text:p>
      <text:p text:style-name="P9"/>
      <text:p text:style-name="P9"><text:span text:style-name="T56"><text:tab/></text:span><text:span text:style-name="T39">2.1 </text:span><text:span text:style-name="T56">Access the </text:span><text:span text:style-name="T39">scripts directory:</text:span></text:p>
      <text:p text:style-name="P13"/>
      <text:p text:style-name="P9"><text:span text:style-name="T56"><text:tab/><text:tab/></text:span><text:span text:style-name="T39">$ </text:span><text:span text:style-name="T61">cd </text:span><text:span text:style-name="T58">home/daq/</text:span><text:span text:style-name="T59">DAQ_Software/TRB_DAQ_using_DABC</text:span></text:p>
      <text:p text:style-name="P14"/>
      <text:p text:style-name="P28"><text:span text:style-name="T41">2.2 </text:span><text:span text:style-name="T32">Run the </text:span><text:span text:style-name="T41">script that lauches the DABC </text:span><text:span text:style-name="T32">(GSI) based acquisition application (‘</text:span>dabc_exe’<text:span text:style-name="T62">):</text:span></text:p>
      <text:p text:style-name="P9"/>
      <text:p text:style-name="P9"><text:tab/><text:tab/><text:span text:style-name="T42">$</text:span><text:span text:style-name="T45">./startDABCnoSleep.sh</text:span></text:p>
      <text:p text:style-name="P9"><text:tab/></text:p>
      <text:p text:style-name="P37"><text:tab/><text:span text:style-name="T63">Note that this script executes the command below (‘dabc_exe’ with a file as argument), which needs that the configuration file calle</text:span><text:span text:style-name="T64">d ‘</text:span><text:span text:style-name="T46">EventBuilder_TRB49.xml</text:span><text:span text:style-name="T64">’ exists. </text:span><text:span text:style-name="T65">It is in the same directory.</text:span></text:p>
      <text:p text:style-name="P38"><text:tab/></text:p>
      <text:p text:style-name="P35">Command executed by the startDABCnoSleep.sh script:</text:p>
      <text:p text:style-name="P36"><text:tab/><text:tab/><text:tab/></text:p>
      <text:p text:style-name="P39"><text:span text:style-name="T66"><text:tab/><text:tab/></text:span><text:span text:style-name="T67">| </text:span><text:span text:style-name="T66">dabc_exe /</text:span><text:span text:style-name="T68">home/daq/</text:span><text:span text:style-name="T69">DAQ_Software/TRB_DAQ_using_DABC</text:span><text:span text:style-name="T66">/EventBuilder_TRB49.xml'</text:span></text:p>
      <text:p text:style-name="P10"/>
      <text:p text:style-name="P29"><text:span text:style-name="T22"><text:tab/></text:span><text:span text:style-name="T23">This .xml config. </text:span><text:span text:style-name="T24">f</text:span><text:span text:style-name="T23">ile, </text:span><text:span text:style-name="T24">among other settings, have the directory and size </text:span><text:span text:style-name="T25">(MB) </text:span><text:span text:style-name="T24">of the .HLD files that will be sent by the TRB3 board </text:span><text:span text:style-name="T26">(</text:span><text:span text:style-name="T24">throught the Gbit Ethernet connection). </text:span><text:span text:style-name="T27">The line </text:span><text:span text:style-name="T28">in the file </text:span><text:span text:style-name="T27">where that settings are defined has the structure below:</text:span></text:p>
      <text:p text:style-name="P11"/>
      <text:p text:style-name="P3"><text:span text:style-name="T27"><text:tab/><text:tab/>| </text:span><text:span text:style-name="T24">&lt;OutputPort </text:span><text:span text:style-name="T70">name=</text:span><text:span text:style-name="T24">"Output1" </text:span><text:span text:style-name="T70">url=</text:span><text:span text:style-name="T24">"hld://</text:span><text:span text:style-name="T29">path_of_hlds_files_directory</text:span><text:span text:style-name="T24">/dabc.hld?maxsize=</text:span><text:span text:style-name="T30">size</text:span><text:span text:style-name="T24">"/&gt; <text:s/></text:span></text:p>
      <text:p text:style-name="P2"/>
      <text:p text:style-name="P15"><text:tab/>Example for a directory in the external disk called ‘B16_Archive’ and files of size 100 MB:</text:p>
      <text:p text:style-name="P15"/>
      <text:p text:style-name="P4"><text:span text:style-name="T17"><text:s text:c="10"/>&lt;OutputPort name="Output1" url="hld://</text:span><text:span text:style-name="T43">/mnt/B16_Archive/hlds/2019-01-17/Acquisition1</text:span><text:span text:style-name="T17">/dabc.hld?maxsize=</text:span><text:span text:style-name="T43">100</text:span><text:span text:style-name="T17">"/&gt;</text:span></text:p>
      <text:p text:style-name="P1"/>
      <text:p text:style-name="P17"><text:span text:style-name="T17"><text:tab/><text:tab/></text:span><text:span text:style-name="T31">Please, also note that the </text:span><text:span text:style-name="T71">directory should be created </text:span><text:span text:style-name="T31">“manually” first.</text:span></text:p>
      <text:p text:style-name="P16"/>
      <text:p text:style-name="P16"><text:tab/><text:tab/>In the Acquisition GUI (it is an ANTS2 script GUI) the directory is defined in a text <text:tab/>field and created automaticall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Light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4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5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30:10.607843288</meta:creation-date>
    <dc:date>2019-02-18T13:32:26.063359165</dc:date>
    <meta:editing-duration>PT2M15S</meta:editing-duration>
    <meta:editing-cycles>1</meta:editing-cycles>
    <meta:document-statistic meta:table-count="0" meta:image-count="0" meta:object-count="0" meta:page-count="2" meta:paragraph-count="48" meta:word-count="496" meta:character-count="3362" meta:non-whitespace-character-count="2849"/>
    <meta:generator>LibreOffice/6.0.7.3$Linux_X86_64 LibreOffice_project/00m0$Build-3</meta:generator>
  </office:meta>
</office:document-meta>
</file>